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Material Icons" svg:font-family="'Google Material Ico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 fo:line-height="100%"/>
      <style:text-properties fo:font-size="14pt" officeooo:rsid="001929b1" officeooo:paragraph-rsid="001929b1" style:font-size-asian="14pt" style:font-size-complex="14pt"/>
    </style:style>
    <style:style style:name="P2" style:family="paragraph" style:parent-style-name="Standard">
      <style:paragraph-properties fo:margin-top="0in" fo:margin-bottom="0.1965in" style:contextual-spacing="false" fo:line-height="100%"/>
      <style:text-properties fo:font-size="12pt" officeooo:rsid="001929b1" officeooo:paragraph-rsid="001929b1" style:font-size-asian="12pt" style:font-size-complex="12pt"/>
    </style:style>
    <style:style style:name="P3" style:family="paragraph" style:parent-style-name="Standard">
      <style:paragraph-properties fo:margin-top="0in" fo:margin-bottom="0.1965in" style:contextual-spacing="false" fo:line-height="100%"/>
      <style:text-properties fo:font-size="12pt" officeooo:paragraph-rsid="001929b1" style:font-size-asian="12pt" style:font-size-complex="12pt"/>
    </style:style>
    <style:style style:name="P4" style:family="paragraph" style:parent-style-name="Standard">
      <style:paragraph-properties fo:margin-top="0in" fo:margin-bottom="0.1965in" style:contextual-spacing="false" fo:line-height="100%"/>
      <style:text-properties style:font-name="Google Material Icons" fo:font-size="14pt" fo:font-weight="bold" officeooo:rsid="001929b1" officeooo:paragraph-rsid="001929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.1965in" style:contextual-spacing="false" fo:line-height="100%"/>
      <style:text-properties style:font-name="Google Material Icons" fo:font-size="12pt" officeooo:rsid="001929b1" officeooo:paragraph-rsid="001929b1" style:font-size-asian="12pt" style:font-size-complex="12pt"/>
    </style:style>
    <style:style style:name="P6" style:family="paragraph" style:parent-style-name="Standard">
      <style:paragraph-properties fo:margin-top="0in" fo:margin-bottom="0.1965in" style:contextual-spacing="false" fo:line-height="100%"/>
      <style:text-properties fo:font-variant="normal" fo:text-transform="none" style:font-name="Google Material Icons" fo:font-size="12pt" fo:letter-spacing="normal" fo:font-style="normal" fo:font-weight="normal" officeooo:rsid="001929b1" officeooo:paragraph-rsid="001929b1" style:font-size-asian="12pt" style:font-size-complex="12pt"/>
    </style:style>
    <style:style style:name="P7" style:family="paragraph" style:parent-style-name="Standard">
      <style:paragraph-properties fo:margin-top="0in" fo:margin-bottom="0.1965in" style:contextual-spacing="false" fo:line-height="100%"/>
      <style:text-properties fo:font-variant="normal" fo:text-transform="none" style:font-name="Google Material Icons" fo:font-size="14pt" fo:letter-spacing="normal" fo:font-style="normal" fo:font-weight="bold" officeooo:rsid="001929b1" officeooo:paragraph-rsid="001929b1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.1965in" style:contextual-spacing="false" fo:line-height="100%"/>
      <style:text-properties style:font-name="Google Material Icons" fo:font-size="12pt" officeooo:rsid="001929b1" officeooo:paragraph-rsid="001929b1" style:font-size-asian="12pt" style:font-size-complex="12pt"/>
    </style:style>
    <style:style style:name="P9" style:family="paragraph" style:parent-style-name="Standard">
      <style:paragraph-properties fo:margin-top="0in" fo:margin-bottom="0.1965in" style:contextual-spacing="false" fo:line-height="100%"/>
      <style:text-properties style:font-name="Google Material Icons" fo:font-size="14pt" fo:font-weight="bold" officeooo:rsid="001929b1" officeooo:paragraph-rsid="001929b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.1965in" style:contextual-spacing="false" fo:line-height="100%"/>
      <style:text-properties fo:font-size="12pt" officeooo:rsid="001929b1" officeooo:paragraph-rsid="001929b1" style:font-size-asian="12pt" style:font-size-complex="12pt"/>
    </style:style>
    <style:style style:name="T1" style:family="text">
      <style:text-properties fo:font-variant="normal" fo:text-transform="none" style:font-name="Google Material Icons" fo:letter-spacing="normal" fo:font-style="normal" fo:font-weight="normal"/>
    </style:style>
    <style:style style:name="T2" style:family="text">
      <style:text-properties fo:font-variant="normal" fo:text-transform="none" style:font-name="Google Material Icons" fo:letter-spacing="normal" fo:font-style="normal" fo:font-weight="normal" officeooo:rsid="001cea4d"/>
    </style:style>
    <style:style style:name="T3" style:family="text">
      <style:text-properties fo:font-variant="normal" fo:text-transform="none" style:font-name="Google Material Icon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Google Material Icons" fo:font-size="16pt" fo:letter-spacing="normal" fo:font-style="normal" fo:font-weight="bold" officeooo:rsid="001c736f" style:font-size-asian="16pt" style:font-weight-asian="bold" style:font-size-complex="16pt" style:font-weight-complex="bold"/>
    </style:style>
    <style:style style:name="T5" style:family="text">
      <style:text-properties style:font-name="Google Material Icons"/>
    </style:style>
    <style:style style:name="T6" style:family="text">
      <style:text-properties style:font-name="Google Material Icons" fo:font-weight="bold" style:font-weight-asian="bold" style:font-weight-complex="bold"/>
    </style:style>
    <style:style style:name="T7" style:family="text">
      <style:text-properties style:font-name="Google Material Ico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Google Material Icons" fo:font-size="16pt" style:font-size-asian="16pt" style:font-size-complex="16pt"/>
    </style:style>
    <style:style style:name="T9" style:family="text">
      <style:text-properties style:font-name="Google Material Icons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Bible/Biblia</text:span><text:span text:style-name="T9"> mobile application privacy policy</text:span></text:p>
      <text:p text:style-name="P5"/>
      <text:p text:style-name="P5">Owner and data controller</text:p>
      <text:p text:style-name="P5">Rafael Rodriguez</text:p>
      <text:p text:style-name="P5">React native developer</text:p>
      <text:p text:style-name="P5">Owner's contact email: <text:a xlink:type="simple" xlink:href="mailto:rrg1459@hotmail.com" text:style-name="Internet_20_link" text:visited-style-name="Visited_20_Internet_20_Link">rrg1459@hotmail.com</text:a></text:p>
      <text:p text:style-name="P5"/>
      <text:p text:style-name="P4">Types of data collected</text:p>
      <text:p text:style-name="P5">This application does not collect or extract any type of user data.</text:p>
      <text:p text:style-name="P5"/>
      <text:p text:style-name="P4">Types of data shared</text:p>
      <text:p text:style-name="P5">This application does not share any type of user data with other companies or organizations.</text:p>
      <text:p text:style-name="P5"/>
      <text:p text:style-name="P4">Device permissions for access to personal data</text:p>
      <text:p text:style-name="P5">This application does not ask for any kind of permissions for access to user's personal data.</text:p>
      <text:p text:style-name="P5"/>
      <text:p text:style-name="P4">In-application advertising</text:p>
      <text:p text:style-name="P5">This application does not contain any advertising during u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Material Icons" svg:font-family="'Google Material Ico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09:50:54.118606028</meta:creation-date>
    <dc:date>2025-01-15T21:56:34.799517349</dc:date>
    <meta:editing-duration>PT7M58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1" meta:paragraph-count="13" meta:word-count="87" meta:character-count="579" meta:non-whitespace-character-count="505"/>
  </office:meta>
</office:document-meta>
</file>